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2865579B1B0.png" manifest:media-type="image/png"/>
  <manifest:file-entry manifest:full-path="Pictures/100000000000026200000098B0C426FE.png" manifest:media-type="image/png"/>
  <manifest:file-entry manifest:full-path="Pictures/10000000000003EB000000C23F3B5930.png" manifest:media-type="image/png"/>
  <manifest:file-entry manifest:full-path="Pictures/10000000000004EF0000019C1550D4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4.6cm" svg:height="7cm" svg:x="0.8cm" svg:y="5.8cm">
          <draw:image xlink:href="Pictures/10000000000004EF0000019C1550D4B4.png" xlink:type="simple" xlink:show="embed" xlink:actuate="onLoad">
            <text:p/>
          </draw:image>
        </draw:frame>
        <draw:frame draw:style-name="gr1" draw:text-style-name="P1" draw:layer="layout" svg:width="23.6cm" svg:height="3.979cm" svg:x="1cm" svg:y="13.2cm">
          <draw:image xlink:href="Pictures/10000000000003EB000000C23F3B5930.png" xlink:type="simple" xlink:show="embed" xlink:actuate="onLoad">
            <text:p/>
          </draw:image>
        </draw:frame>
        <draw:frame draw:style-name="gr1" draw:text-style-name="P1" draw:layer="layout" svg:width="14.939cm" svg:height="3.4cm" svg:x="1.261cm" svg:y="17.179cm">
          <draw:image xlink:href="Pictures/100000000000026200000098B0C426FE.png" xlink:type="simple" xlink:show="embed" xlink:actuate="onLoad">
            <text:p/>
          </draw:image>
        </draw:frame>
        <draw:frame draw:style-name="gr1" draw:text-style-name="P1" draw:layer="layout" svg:width="9.6cm" svg:height="6.571cm" svg:x="8.8cm" svg:y="0cm">
          <draw:image xlink:href="Pictures/100000000000037E000002865579B1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01:46:51.182344177</meta:creation-date>
    <dc:date>2015-05-15T02:31:16.211714581</dc:date>
    <meta:editing-duration>PT38M35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